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HOLY GOSPEL</text:span></text:p>
            <text:p text:style-name="P1"><text:span text:style-name="T2">Luke 9:28-3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5.146cm" svg:height="5.334cm" svg:x="1.524cm" svg:y="0.508cm">
          <draw:text-box>
            <text:p><text:span text:style-name="T3">28</text:span><text:span text:style-name="T4">Now about eight days after these sayings he took with him Peter and John and James and went up on the mountain to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draw:frame draw:style-name="gr4" draw:text-style-name="P4" draw:layer="layout" svg:width="25.146cm" svg:height="4.826cm" svg:x="1.524cm" svg:y="0.508cm">
          <draw:text-box>
            <text:p><text:span text:style-name="T3">29</text:span><text:span text:style-name="T4">And as he was praying, the appearance of his face was altered, and his clothing became dazzling whit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draw:frame draw:style-name="gr5" draw:text-style-name="P4" draw:layer="layout" svg:width="25.146cm" svg:height="6.263cm" svg:x="1.524cm" svg:y="0.508cm">
          <draw:text-box>
            <text:p><text:span text:style-name="T3">30</text:span><text:span text:style-name="T4">And behold, two men were talking with him, Moses and Elijah, </text:span><text:span text:style-name="T3">31</text:span><text:span text:style-name="T4">who appeared in glory and spoke of his departure, which he was about to accomplish at Jerusal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draw:frame draw:style-name="gr6" draw:text-style-name="P4" draw:layer="layout" svg:width="25.146cm" svg:height="6.604cm" svg:x="1.524cm" svg:y="0.508cm">
          <draw:text-box>
            <text:p><text:span text:style-name="T3">32</text:span><text:span text:style-name="T4">Now Peter and those who were with him were heavy with sleep, but when they became fully awake they saw his glory and the two men who stood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>
        <draw:frame draw:style-name="gr7" draw:text-style-name="P4" draw:layer="layout" svg:width="25.146cm" svg:height="5.08cm" svg:x="1.524cm" svg:y="0.508cm">
          <draw:text-box>
            <text:p><text:span text:style-name="T3">33</text:span><text:span text:style-name="T4">And as the men were parting from him, Peter said to Jesus, “Master, it is good that we are her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>
        <draw:frame draw:style-name="gr4" draw:text-style-name="P4" draw:layer="layout" svg:width="25.146cm" svg:height="4.826cm" svg:x="1.524cm" svg:y="0.508cm">
          <draw:text-box>
            <text:p><text:span text:style-name="T4">Let us make three tents, one for you and one for Moses and one for Elijah”—not knowing what he sai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5">
        <draw:frame draw:style-name="gr3" draw:text-style-name="P4" draw:layer="layout" svg:width="25.146cm" svg:height="5.334cm" svg:x="1.524cm" svg:y="0.508cm">
          <draw:text-box>
            <text:p><text:span text:style-name="T3">34</text:span><text:span text:style-name="T4">As he was saying these things, a cloud came and overshadowed them, and they were afraid as they entered the clou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6">
        <draw:frame draw:style-name="gr8" draw:text-style-name="P4" draw:layer="layout" svg:width="25.4cm" svg:height="3.81cm" svg:x="1.27cm" svg:y="0.508cm">
          <draw:text-box>
            <text:p><text:span text:style-name="T3">35</text:span><text:span text:style-name="T4">And a voice came out of the cloud, saying, “This is my Son, my Chosen One; listen to him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6">
        <draw:frame draw:style-name="gr9" draw:text-style-name="P4" draw:layer="layout" svg:width="25.4cm" svg:height="6.35cm" svg:x="1.27cm" svg:y="0.508cm">
          <draw:text-box>
            <text:p><text:span text:style-name="T3">36</text:span><text:span text:style-name="T4">And when the voice had spoken, Jesus was found alone. And they kept silent and told no one in those days anything of what they had se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1:40:18.922000000</meta:creation-date>
    <dc:date>2019-02-26T22:57:15.998000000</dc:date>
    <meta:editing-duration>PT12M28S</meta:editing-duration>
    <meta:editing-cycles>4</meta:editing-cycles>
    <meta:generator>LibreOffice/6.1.3.2$Windows_X86_64 LibreOffice_project/86daf60bf00efa86ad547e59e09d6bb77c699acb</meta:generator>
    <meta:document-statistic meta:object-count="123"/>
  </office:meta>
</office:document-meta>
</file>